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71" style:family="table-column">
      <style:table-column-properties fo:break-before="auto" style:column-width="196.16pt"/>
    </style:style>
    <style:style style:name="co62" style:family="table-column">
      <style:table-column-properties fo:break-before="auto" style:column-width="131.19pt"/>
    </style:style>
    <style:style style:name="co63" style:family="table-column">
      <style:table-column-properties fo:break-before="auto" style:column-width="131.75pt"/>
    </style:style>
    <style:style style:name="co64" style:family="table-column">
      <style:table-column-properties fo:break-before="auto" style:column-width="152.45pt"/>
    </style:style>
    <style:style style:name="co65" style:family="table-column">
      <style:table-column-properties fo:break-before="auto" style:column-width="202.76pt"/>
    </style:style>
    <style:style style:name="co66" style:family="table-column">
      <style:table-column-properties fo:break-before="auto" style:column-width="141pt"/>
    </style:style>
    <style:style style:name="co67" style:family="table-column">
      <style:table-column-properties fo:break-before="auto" style:column-width="171.84pt"/>
    </style:style>
    <style:style style:name="co68" style:family="table-column">
      <style:table-column-properties fo:break-before="auto" style:column-width="171.01pt"/>
    </style:style>
    <style:style style:name="co21" style:family="table-column">
      <style:table-column-properties fo:break-before="auto" style:column-width="228.5pt"/>
    </style:style>
    <style:style style:name="co22" style:family="table-column">
      <style:table-column-properties fo:break-before="auto" style:column-width="66.61pt"/>
    </style:style>
    <style:style style:name="co23" style:family="table-column">
      <style:table-column-properties fo:break-before="auto" style:column-width="78.8pt"/>
    </style:style>
    <style:style style:name="co24" style:family="table-column">
      <style:table-column-properties fo:break-before="auto" style:column-width="65.79pt"/>
    </style:style>
    <style:style style:name="co25" style:family="table-column">
      <style:table-column-properties fo:break-before="auto" style:column-width="64.15pt"/>
    </style:style>
    <style:style style:name="co26" style:family="table-column">
      <style:table-column-properties fo:break-before="auto" style:column-width="67.41pt"/>
    </style:style>
    <style:style style:name="co27" style:family="table-column">
      <style:table-column-properties fo:break-before="auto" style:column-width="51.99pt"/>
    </style:style>
    <style:style style:name="co28" style:family="table-column">
      <style:table-column-properties fo:break-before="auto" style:column-width="55.25pt"/>
    </style:style>
    <style:style style:name="co29" style:family="table-column">
      <style:table-column-properties fo:break-before="auto" style:column-width="65.59pt"/>
    </style:style>
    <style:style style:name="co30" style:family="table-column">
      <style:table-column-properties fo:break-before="auto" style:column-width="241.54pt"/>
    </style:style>
    <style:style style:name="co31" style:family="table-column">
      <style:table-column-properties fo:break-before="auto" style:column-width="213.56pt"/>
    </style:style>
    <style:style style:name="co32" style:family="table-column">
      <style:table-column-properties fo:break-before="auto" style:column-width="46.29pt"/>
    </style:style>
    <style:style style:name="co33" style:family="table-column">
      <style:table-column-properties fo:break-before="auto" style:column-width="260.39pt"/>
    </style:style>
    <style:style style:name="co34" style:family="table-column">
      <style:table-column-properties fo:break-before="auto" style:column-width="53.55pt"/>
    </style:style>
    <style:style style:name="co35" style:family="table-column">
      <style:table-column-properties fo:break-before="auto" style:column-width="273.74pt"/>
    </style:style>
    <style:style style:name="co36" style:family="table-column">
      <style:table-column-properties fo:break-before="auto" style:column-width="48.1pt"/>
    </style:style>
    <style:style style:name="co37" style:family="table-column">
      <style:table-column-properties fo:break-before="auto" style:column-width="256.25pt"/>
    </style:style>
    <style:style style:name="co38" style:family="table-column">
      <style:table-column-properties fo:break-before="auto" style:column-width="47.2pt"/>
    </style:style>
    <style:style style:name="co39" style:family="table-column">
      <style:table-column-properties fo:break-before="auto" style:column-width="338.74pt"/>
    </style:style>
    <style:style style:name="co40" style:family="table-column">
      <style:table-column-properties fo:break-before="auto" style:column-width="57.2pt"/>
    </style:style>
    <style:style style:name="co41" style:family="table-column">
      <style:table-column-properties fo:break-before="auto" style:column-width="356.91pt"/>
    </style:style>
    <style:style style:name="co42" style:family="table-column">
      <style:table-column-properties fo:break-before="auto" style:column-width="349.65pt"/>
    </style:style>
    <style:style style:name="co43" style:family="table-column">
      <style:table-column-properties fo:break-before="auto" style:column-width="49.01pt"/>
    </style:style>
    <style:style style:name="co44" style:family="table-column">
      <style:table-column-properties fo:break-before="auto" style:column-width="330.55pt"/>
    </style:style>
    <style:style style:name="co45" style:family="table-column">
      <style:table-column-properties fo:break-before="auto" style:column-width="56.3pt"/>
    </style:style>
    <style:style style:name="co46" style:family="table-column">
      <style:table-column-properties fo:break-before="auto" style:column-width="257.3pt"/>
    </style:style>
    <style:style style:name="co47" style:family="table-column">
      <style:table-column-properties fo:break-before="auto" style:column-width="253.45pt"/>
    </style:style>
    <style:style style:name="co48" style:family="table-column">
      <style:table-column-properties fo:break-before="auto" style:column-width="58.65pt"/>
    </style:style>
    <style:style style:name="co49" style:family="table-column">
      <style:table-column-properties fo:break-before="auto" style:column-width="261.64pt"/>
    </style:style>
    <style:style style:name="co53" style:family="table-column">
      <style:table-column-properties fo:break-before="auto" style:column-width="327.29pt"/>
    </style:style>
    <style:style style:name="co54" style:family="table-column">
      <style:table-column-properties fo:break-before="auto" style:column-width="86.46pt"/>
    </style:style>
    <style:style style:name="co55" style:family="table-column">
      <style:table-column-properties fo:break-before="auto" style:column-width="77.16pt"/>
    </style:style>
    <style:style style:name="co56" style:family="table-column">
      <style:table-column-properties fo:break-before="auto" style:column-width="62.76pt"/>
    </style:style>
    <style:style style:name="co57" style:family="table-column">
      <style:table-column-properties fo:break-before="auto" style:column-width="69.96pt"/>
    </style:style>
    <style:style style:name="co58" style:family="table-column">
      <style:table-column-properties fo:break-before="auto" style:column-width="115.26pt"/>
    </style:style>
    <style:style style:name="co59" style:family="table-column">
      <style:table-column-properties fo:break-before="auto" style:column-width="88.5pt"/>
    </style:style>
    <style:style style:name="co60" style:family="table-column">
      <style:table-column-properties fo:break-before="auto" style:column-width="155.31pt"/>
    </style:style>
    <style:style style:name="co61" style:family="table-column">
      <style:table-column-properties fo:break-before="auto" style:column-width="128.35pt"/>
    </style:style>
    <style:style style:name="co69" style:family="table-column">
      <style:table-column-properties fo:break-before="auto" style:column-width="130.51pt"/>
    </style:style>
    <style:style style:name="co70" style:family="table-column">
      <style:table-column-properties fo:break-before="auto" style:column-width="133.26pt"/>
    </style:style>
    <style:style style:name="co72" style:family="table-column">
      <style:table-column-properties fo:break-before="auto" style:column-width="157.61pt"/>
    </style:style>
    <style:style style:name="co73" style:family="table-column">
      <style:table-column-properties fo:break-before="auto" style:column-width="121.86pt"/>
    </style:style>
    <style:style style:name="co74" style:family="table-column">
      <style:table-column-properties fo:break-before="auto" style:column-width="136.49pt"/>
    </style:style>
    <style:style style:name="co75" style:family="table-column">
      <style:table-column-properties fo:break-before="auto" style:column-width="148.7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1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8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2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5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3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2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3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3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21"/>
        <table:table-column table:style-name="co9" table:default-cell-style-name="ce21"/>
        <table:table-column table:style-name="co10" table:number-columns-repeated="1015" table:default-cell-style-name="ce23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 table:number-columns-spanned="2" table:number-rows-spanned="1">
            <text:p>Position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2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3" office:value-type="string" calcext:value-type="string">
            <text:p><text:s text:c="2"/>npc_dota_hero_sven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elder_titan</text:p>
          </table:table-cell>
          <table:table-cell table:style-name="ce19" office:value-type="string" calcext:value-type="string">
            <text:p>npc_dota_hero_earth_spirit</text:p>
          </table:table-cell>
          <table:table-cell table:style-name="ce19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4" office:value-type="string" calcext:value-type="string">
            <text:p>npc_dota_hero_venomancer</text:p>
          </table:table-cell>
          <table:table-cell table:style-name="ce18" office:value-type="string" calcext:value-type="string">
            <text:p><text:s text:c="2"/>npc_dota_hero_ursa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19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3" office:value-type="string" calcext:value-type="string">
            <text:p>npc_dota_hero_wisp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venomancer</text:p>
          </table:table-cell>
          <table:table-cell table:style-name="ce20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6" office:value-type="string" calcext:value-type="string">
            <text:p>npc_dota_hero_broodmother</text:p>
          </table:table-cell>
          <table:table-cell table:style-name="ce19" office:value-type="string" calcext:value-type="string">
            <text:p>npc_dota_hero_drow_ranger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visage</text:p>
          </table:table-cell>
          <table:table-cell table:style-name="ce13" office:value-type="string" calcext:value-type="string">
            <text:p><text:s text:c="2"/>npc_dota_hero_windrunner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lina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<text:s text:c="2"/>npc_dota_hero_undying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4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npc_dota_hero_ogre_magi</text:p>
          </table:table-cell>
          <table:table-cell table:style-name="ce13" office:value-type="string" calcext:value-type="string">
            <text:p>npc_dota_hero_skeleton_king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19" office:value-type="string" calcext:value-type="string">
            <text:p>npc_dota_hero_rattletrap</text:p>
          </table:table-cell>
          <table:table-cell table:style-name="ce19" office:value-type="string" calcext:value-type="string">
            <text:p>npc_dota_hero_centaur</text:p>
          </table:table-cell>
          <table:table-cell table:style-name="ce24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npc_dota_hero_lina</text:p>
          </table:table-cell>
          <table:table-cell table:style-name="ce13" office:value-type="string" calcext:value-type="string">
            <text:p>npc_dota_hero_legion_commander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7" office:value-type="string" calcext:value-type="string">
            <text:p><text:s text:c="2"/>npc_dota_hero_vengefulspirit</text:p>
          </table:table-cell>
          <table:table-cell table:style-name="ce19" office:value-type="string" calcext:value-type="string">
            <text:p>npc_dota_hero_centaur</text:p>
          </table:table-cell>
          <table:table-cell table:style-name="ce19" office:value-type="string" calcext:value-type="string">
            <text:p>npc_dota_hero_tidehunter</text:p>
          </table:table-cell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9" table:number-columns-repeated="4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10"/>
          <table:table-cell table:style-name="ce7" table:number-columns-repeated="4"/>
          <table:table-cell table:style-name="ce6"/>
          <table:table-cell table:style-name="ce7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10" table:number-columns-repeated="3"/>
          <table:table-cell table:style-name="ce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/>
          <table:table-cell table:style-name="ce9" table:number-columns-repeated="3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10"/>
          <table:table-cell table:style-name="ce7" table:number-columns-repeated="4"/>
          <table:table-cell table:style-name="ce6"/>
          <table:table-cell table:style-name="ce7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10" table:number-columns-repeated="3"/>
          <table:table-cell table:style-name="ce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/>
          <table:table-cell table:style-name="ce9" table:number-columns-repeated="3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6"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7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office:forms form:automatic-focus="false" form:apply-design-mode="false"/>
        <table:table-column table:style-name="co11" table:default-cell-style-name="ce99"/>
        <table:table-column table:style-name="co71" table:default-cell-style-name="ce99"/>
        <table:table-column table:style-name="co13" table:default-cell-style-name="ce99"/>
        <table:table-column table:style-name="co14" table:default-cell-style-name="ce99"/>
        <table:table-column table:style-name="co15" table:default-cell-style-name="ce99"/>
        <table:table-row table:style-name="ro1">
          <table:table-cell table:style-name="ce89" office:value-type="string" calcext:value-type="string">
            <text:p>Item</text:p>
          </table:table-cell>
          <table:table-cell table:style-name="ce100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90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114" office:value-type="string" calcext:value-type="string">
            <text:p>item_branches</text:p>
          </table:table-cell>
          <table:table-cell table:style-name="ce114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91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114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91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91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91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90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90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90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114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91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92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ring_of_aquila</text:p>
          </table:table-cell>
          <table:table-cell table:style-name="ce95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91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91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92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92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92" office:value-type="string" calcext:value-type="string">
            <text:p>item_hurricane_pike</text:p>
          </table:table-cell>
          <table:table-cell table:style-name="ce95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5" office:value-type="string" calcext:value-type="string">
            <text:p>item_force_staff</text:p>
          </table:table-cell>
          <table:table-cell table:style-name="ce95"/>
        </table:table-row>
        <table:table-row table:style-name="ro1">
          <table:table-cell table:style-name="ce91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91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92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orchid</text:p>
          </table:table-cell>
          <table:table-cell table:number-columns-repeated="2" table:style-name="ce95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91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92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92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94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91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92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114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91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92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91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91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114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91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114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91" office:value-type="string" calcext:value-type="string">
            <text:p>item_greater_crit</text:p>
          </table:table-cell>
          <table:table-cell table:style-name="ce95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91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 table:number-rows-repeated="1048511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1" table:default-cell-style-name="ce63"/>
        <table:table-column table:style-name="co62" table:default-cell-style-name="ce63"/>
        <table:table-column table:style-name="co63" table:default-cell-style-name="ce63"/>
        <table:table-column table:style-name="co64" table:default-cell-style-name="ce84"/>
        <table:table-column table:style-name="co65" table:default-cell-style-name="ce84"/>
        <table:table-column table:style-name="co66" table:default-cell-style-name="ce84"/>
        <table:table-column table:style-name="co67" table:default-cell-style-name="ce84"/>
        <table:table-column table:style-name="co4" table:default-cell-style-name="ce63"/>
        <table:table-column table:style-name="co5" table:default-cell-style-name="ce63"/>
        <table:table-column table:style-name="co6" table:default-cell-style-name="ce59"/>
        <table:table-column table:style-name="co4" table:default-cell-style-name="ce63"/>
        <table:table-column table:style-name="co5" table:default-cell-style-name="ce63"/>
        <table:table-column table:style-name="co6" table:default-cell-style-name="ce63"/>
        <table:table-column table:style-name="co68" table:default-cell-style-name="ce73"/>
        <table:table-row table:style-name="ro1">
          <table:table-cell table:style-name="ce53" office:value-type="string" calcext:value-type="string">
            <text:p>Hero</text:p>
          </table:table-cell>
          <table:table-cell table:style-name="ce64" office:value-type="string" calcext:value-type="string" table:number-columns-spanned="3" table:number-rows-spanned="1">
            <text:p>Starting Items</text:p>
          </table:table-cell>
          <table:covered-table-cell table:style-name="ce64"/>
          <table:covered-table-cell table:style-name="ce82"/>
          <table:table-cell table:style-name="ce85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85"/>
          <table:table-cell table:style-name="ce64" office:value-type="string" calcext:value-type="string" table:number-columns-spanned="3" table:number-rows-spanned="1">
            <text:p>Core Items</text:p>
          </table:table-cell>
          <table:covered-table-cell table:style-name="ce53"/>
          <table:covered-table-cell/>
          <table:table-cell table:style-name="ce64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93"/>
          <table:covered-table-cell table:style-name="ce96"/>
        </table:table-row>
        <table:table-row table:style-name="ro2">
          <table:table-cell table:style-name="ce54" office:value-type="string" calcext:value-type="string">
            <text:p>npc_dota_hero_crystal_maide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3" office:value-type="string" calcext:value-type="string">
            <text:p>item_branches</text:p>
          </table:table-cell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69"/>
          <table:table-cell table:style-name="ce74" office:value-type="string" calcext:value-type="string">
            <text:p>item_tranquil_boots</text:p>
          </table:table-cell>
          <table:table-cell table:style-name="ce70" office:value-type="string" calcext:value-type="string">
            <text:p>item_aether_lens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<text:s text:c="2"/>item_ultimate_scepter</text:p>
          </table:table-cell>
          <table:table-cell table:style-name="ce57" office:value-type="string" calcext:value-type="string">
            <text:p>item_blink</text:p>
          </table:table-cell>
          <table:table-cell table:style-name="ce55" office:value-type="string" calcext:value-type="string">
            <text:p>item_lotus_orb</text:p>
          </table:table-cell>
        </table:table-row>
        <table:table-row table:style-name="ro2">
          <table:table-cell table:style-name="ce55" office:value-type="string" calcext:value-type="string">
            <text:p>npc_dota_hero_juggernaut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69"/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manta</text:p>
          </table:table-cell>
          <table:table-cell table:style-name="ce54" office:value-type="string" calcext:value-type="string">
            <text:p>item_diffusal_blade</text:p>
          </table:table-cell>
          <table:table-cell table:style-name="ce54" office:value-type="string" calcext:value-type="string">
            <text:p>item_butterfly</text:p>
          </table:table-cell>
          <table:table-cell table:style-name="ce54" office:value-type="string" calcext:value-type="string">
            <text:p>item_abyssal_blade</text:p>
          </table:table-cell>
          <table:table-cell table:style-name="ce56" office:value-type="string" calcext:value-type="string">
            <text:p>item_skadi</text:p>
          </table:table-cell>
        </table:table-row>
        <table:table-row table:style-name="ro1">
          <table:table-cell table:style-name="ce55" office:value-type="string" calcext:value-type="string">
            <text:p>npc_dota_hero_sve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7"/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<text:s text:c="2"/>item_belt_of_strength</text:p>
          </table:table-cell>
          <table:table-cell table:style-name="ce69" office:value-type="string" calcext:value-type="string">
            <text:p>item_power_treads</text:p>
          </table:table-cell>
          <table:table-cell table:style-name="ce69" office:value-type="string" calcext:value-type="string">
            <text:p><text:s text:c="2"/>item_mask_of_madness</text:p>
          </table:table-cell>
          <table:table-cell table:style-name="ce69" office:value-type="string" calcext:value-type="string">
            <text:p>item_echo_sabre</text:p>
          </table:table-cell>
          <table:table-cell table:style-name="ce55" office:value-type="string" calcext:value-type="string">
            <text:p>item_blink</text:p>
          </table:table-cell>
          <table:table-cell table:style-name="ce55" office:value-type="string" calcext:value-type="string">
            <text:p>item_black_king_bar</text:p>
          </table:table-cell>
          <table:table-cell table:style-name="ce57" office:value-type="string" calcext:value-type="string">
            <text:p>item_satanic</text:p>
          </table:table-cell>
          <table:table-cell table:style-name="ce57" office:value-type="string" calcext:value-type="string">
            <text:p>item_heart</text:p>
          </table:table-cell>
        </table:table-row>
        <table:table-row table:style-name="ro2">
          <table:table-cell table:style-name="ce56" office:value-type="string" calcext:value-type="string">
            <text:p>npc_dota_hero_ursa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87" office:value-type="string" calcext:value-type="string">
            <text:p><text:s text:c="2"/>item_lifesteal</text:p>
          </table:table-cell>
          <table:table-cell table:style-name="ce74" office:value-type="string" calcext:value-type="string">
            <text:p>item_phase_boots</text:p>
          </table:table-cell>
          <table:table-cell table:style-name="ce74" office:value-type="string" calcext:value-type="string">
            <text:p>item_vladmir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item_black_king_bar</text:p>
          </table:table-cell>
          <table:table-cell table:style-name="ce54" office:value-type="string" calcext:value-type="string">
            <text:p>item_monkey_king_bar</text:p>
          </table:table-cell>
          <table:table-cell table:style-name="ce57" office:value-type="string" calcext:value-type="string">
            <text:p>item_skadi</text:p>
          </table:table-cell>
          <table:table-cell table:style-name="ce54" office:value-type="string" calcext:value-type="string">
            <text:p>item_abyssal_blade</text:p>
          </table:table-cell>
        </table:table-row>
        <table:table-row table:style-name="ro1">
          <table:table-cell table:style-name="ce55" office:value-type="string" calcext:value-type="string">
            <text:p>npc_dota_hero_shadow_shama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65" office:value-type="string" calcext:value-type="string">
            <text:p>item_branches</text:p>
          </table:table-cell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69"/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aether_lens</text:p>
          </table:table-cell>
          <table:table-cell table:style-name="ce55" office:value-type="string" calcext:value-type="string">
            <text:p><text:s text:c="2"/>item_ultimate_scepter</text:p>
          </table:table-cell>
          <table:table-cell table:style-name="ce56" office:value-type="string" calcext:value-type="string">
            <text:p>item_refresher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item_cyclone</text:p>
          </table:table-cell>
        </table:table-row>
        <table:table-row table:style-name="ro1">
          <table:table-cell table:style-name="ce55" office:value-type="string" calcext:value-type="string">
            <text:p>npc_dota_hero_venomanc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wraith_band</text:p>
          </table:table-cell>
          <table:table-cell table:style-name="ce81"/>
          <table:table-cell table:style-name="ce86" office:value-type="string" calcext:value-type="string">
            <text:p>item_boots</text:p>
          </table:table-cell>
          <table:table-cell table:style-name="ce87"/>
          <table:table-cell table:style-name="ce86" office:value-type="string" calcext:value-type="string">
            <text:p>item_boots_of_elves</text:p>
          </table:table-cell>
          <table:table-cell table:style-name="ce69" office:value-type="string" calcext:value-type="string">
            <text:p>item_power_treads</text:p>
          </table:table-cell>
          <table:table-cell table:style-name="ce70" office:value-type="string" calcext:value-type="string">
            <text:p>item_ring_of_aquila</text:p>
          </table:table-cell>
          <table:table-cell table:style-name="ce69" office:value-type="string" calcext:value-type="string">
            <text:p>item_magic_wand</text:p>
          </table:table-cell>
          <table:table-cell table:style-name="ce55" office:value-type="string" calcext:value-type="string">
            <text:p>item_veil_of_discord</text:p>
          </table:table-cell>
          <table:table-cell table:style-name="ce55" office:value-type="string" calcext:value-type="string">
            <text:p>item_hurricane_pike</text:p>
          </table:table-cell>
          <table:table-cell table:style-name="ce56" office:value-type="string" calcext:value-type="string">
            <text:p>item_ultimate_scepter</text:p>
          </table:table-cell>
          <table:table-cell table:style-name="ce57" office:value-type="string" calcext:value-type="string">
            <text:p>item_shivas_guard</text:p>
          </table:table-cell>
        </table:table-row>
        <table:table-row table:style-name="ro1">
          <table:table-cell table:style-name="ce55" office:value-type="string" calcext:value-type="string">
            <text:p>npc_dota_hero_obsidian_destroy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null_talisman</text:p>
          </table:table-cell>
          <table:table-cell table:style-name="ce81"/>
          <table:table-cell table:style-name="ce87"/>
          <table:table-cell table:style-name="ce86" office:value-type="string" calcext:value-type="string">
            <text:p>item_boots</text:p>
          </table:table-cell>
          <table:table-cell table:style-name="ce87" office:value-type="string" calcext:value-type="string">
            <text:p>item_robe</text:p>
          </table:table-cell>
          <table:table-cell table:style-name="ce70" office:value-type="string" calcext:value-type="string">
            <text:p>item_power_treads</text:p>
          </table:table-cell>
          <table:table-cell table:style-name="ce69" office:value-type="string" calcext:value-type="string">
            <text:p>item_hurricane_pike</text:p>
          </table:table-cell>
          <table:table-cell table:style-name="ce69" office:value-type="string" calcext:value-type="string">
            <text:p>item_blink</text:p>
          </table:table-cell>
          <table:table-cell table:style-name="ce57" office:value-type="string" calcext:value-type="string">
            <text:p>item_shivas_guard</text:p>
          </table:table-cell>
          <table:table-cell table:style-name="ce55" office:value-type="string" calcext:value-type="string">
            <text:p>item_moon_shard</text:p>
          </table:table-cell>
          <table:table-cell table:style-name="ce55" office:value-type="string" calcext:value-type="string">
            <text:p>item_black_king_bar</text:p>
          </table:table-cell>
          <table:table-cell table:style-name="ce57" office:value-type="string" calcext:value-type="string">
            <text:p>item_octarine_core</text:p>
          </table:table-cell>
        </table:table-row>
        <table:table-row table:style-name="ro2">
          <table:table-cell table:style-name="ce55" office:value-type="string" calcext:value-type="string">
            <text:p>npc_dota_hero_death_prophet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null_talisman</text:p>
          </table:table-cell>
          <table:table-cell table:style-name="ce81"/>
          <table:table-cell table:style-name="ce86"/>
          <table:table-cell table:style-name="ce58"/>
          <table:table-cell table:style-name="ce87"/>
          <table:table-cell table:style-name="ce70" office:value-type="string" calcext:value-type="string">
            <text:p>item_bottle</text:p>
          </table:table-cell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cyclone</text:p>
          </table:table-cell>
          <table:table-cell table:style-name="ce57" office:value-type="string" calcext:value-type="string">
            <text:p>item_octarine_core</text:p>
          </table:table-cell>
          <table:table-cell table:style-name="ce57" office:value-type="string" calcext:value-type="string">
            <text:p>item_shivas_guard</text:p>
          </table:table-cell>
          <table:table-cell table:style-name="ce57" office:value-type="string" calcext:value-type="string">
            <text:p>item_heart</text:p>
          </table:table-cell>
          <table:table-cell table:style-name="ce55" office:value-type="string" calcext:value-type="string">
            <text:p>item_black_king_bar</text:p>
          </table:table-cell>
        </table:table-row>
        <table:table-row table:style-name="ro1">
          <table:table-cell table:style-name="ce55" office:value-type="string" calcext:value-type="string">
            <text:p>npc_dota_hero_queenofpai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null_talisman</text:p>
          </table:table-cell>
          <table:table-cell table:style-name="ce81"/>
          <table:table-cell table:style-name="ce58" office:value-type="string" calcext:value-type="string">
            <text:p>item_bottle</text:p>
          </table:table-cell>
          <table:table-cell table:style-name="ce86" office:value-type="string" calcext:value-type="string">
            <text:p>item_boots</text:p>
          </table:table-cell>
          <table:table-cell table:style-name="ce87" office:value-type="string" calcext:value-type="string">
            <text:p>item_robe</text:p>
          </table:table-cell>
          <table:table-cell table:style-name="ce70" office:value-type="string" calcext:value-type="string">
            <text:p>item_power_treads</text:p>
          </table:table-cell>
          <table:table-cell table:style-name="ce70"/>
          <table:table-cell table:style-name="ce69" office:value-type="string" calcext:value-type="string">
            <text:p>item_orchid</text:p>
          </table:table-cell>
          <table:table-cell table:style-name="ce55" office:value-type="string" calcext:value-type="string">
            <text:p>item_black_king_bar</text:p>
          </table:table-cell>
          <table:table-cell table:style-name="ce57" office:value-type="string" calcext:value-type="string">
            <text:p>item_shivas_guard</text:p>
          </table:table-cell>
          <table:table-cell table:style-name="ce57" office:value-type="string" calcext:value-type="string">
            <text:p>item_mjollnir</text:p>
          </table:table-cell>
          <table:table-cell table:style-name="ce57" office:value-type="string" calcext:value-type="string">
            <text:p>item_octarine_core</text:p>
          </table:table-cell>
        </table:table-row>
        <table:table-row table:style-name="ro2">
          <table:table-cell table:style-name="ce55" office:value-type="string" calcext:value-type="string">
            <text:p>npc_dota_hero_bristleback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59" office:value-type="string" calcext:value-type="string">
            <text:p>item_magic_wand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<text:s text:c="2"/>item_belt_of_strength</text:p>
          </table:table-cell>
          <table:table-cell table:style-name="ce69" office:value-type="string" calcext:value-type="string">
            <text:p>item_power_treads</text:p>
          </table:table-cell>
          <table:table-cell table:style-name="ce69"/>
          <table:table-cell table:style-name="ce69" office:value-type="string" calcext:value-type="string">
            <text:p>item_blade_mail</text:p>
          </table:table-cell>
          <table:table-cell table:style-name="ce55" office:value-type="string" calcext:value-type="string">
            <text:p>item_crimson_guard</text:p>
          </table:table-cell>
          <table:table-cell table:style-name="ce55" office:value-type="string" calcext:value-type="string">
            <text:p><text:s text:c="2"/>item_radiance</text:p>
          </table:table-cell>
          <table:table-cell table:style-name="ce57" office:value-type="string" calcext:value-type="string">
            <text:p>item_heart</text:p>
          </table:table-cell>
          <table:table-cell table:style-name="ce54" office:value-type="string" calcext:value-type="string">
            <text:p>item_abyssal_blade</text:p>
          </table:table-cell>
        </table:table-row>
        <table:table-row table:style-name="ro1">
          <table:table-cell table:style-name="ce55" office:value-type="string" calcext:value-type="string">
            <text:p>npc_dota_hero_tidehunt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item_mekansm</text:p>
          </table:table-cell>
          <table:table-cell table:style-name="ce56" office:value-type="string" calcext:value-type="string">
            <text:p>item_refresher</text:p>
          </table:table-cell>
          <table:table-cell table:style-name="ce57" office:value-type="string" calcext:value-type="string">
            <text:p>item_shivas_guard</text:p>
          </table:table-cell>
          <table:table-cell table:style-name="ce57" office:value-type="string" calcext:value-type="string">
            <text:p>item_heavens_halberd</text:p>
          </table:table-cell>
        </table:table-row>
        <table:table-row table:style-name="ro1">
          <table:table-cell table:style-name="ce55" office:value-type="string" calcext:value-type="string">
            <text:p>npc_dota_hero_shredder</text:p>
          </table:table-cell>
          <table:table-cell table:style-name="ce65" office:value-type="string" calcext:value-type="string">
            <text:p>item_tango</text:p>
          </table:table-cell>
          <table:table-cell table:style-name="ce81" office:value-type="string" calcext:value-type="string">
            <text:p>item_stout_shield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soul_ring</text:p>
          </table:table-cell>
          <table:table-cell table:style-name="ce70" office:value-type="string" calcext:value-type="string">
            <text:p>item_arcane_boots</text:p>
          </table:table-cell>
          <table:table-cell table:style-name="ce54" office:value-type="string" calcext:value-type="string">
            <text:p>item_bloodstone</text:p>
          </table:table-cell>
          <table:table-cell table:style-name="ce57" office:value-type="string" calcext:value-type="string">
            <text:p>item_shivas_guard</text:p>
          </table:table-cell>
          <table:table-cell table:style-name="ce55" office:value-type="string" calcext:value-type="string">
            <text:p>item_black_king_bar</text:p>
          </table:table-cell>
          <table:table-cell table:style-name="ce57" office:value-type="string" calcext:value-type="string">
            <text:p>item_octarine_core</text:p>
          </table:table-cell>
        </table:table-row>
        <table:table-row table:style-name="ro1">
          <table:table-cell table:style-name="ce55" office:value-type="string" calcext:value-type="string">
            <text:p>npc_dota_hero_skywrath_mage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rod_of_atos</text:p>
          </table:table-cell>
          <table:table-cell table:style-name="ce55" office:value-type="string" calcext:value-type="string">
            <text:p>item_kaya</text:p>
          </table:table-cell>
          <table:table-cell table:style-name="ce55" office:value-type="string" calcext:value-type="string">
            <text:p>item_aether_lens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npc_dota_hero_lio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4" office:value-type="string" calcext:value-type="string">
            <text:p>item_tranquil_boots</text:p>
          </table:table-cell>
          <table:table-cell table:style-name="ce69" office:value-type="string" calcext:value-type="string">
            <text:p>item_blink</text:p>
          </table:table-cell>
          <table:table-cell table:style-name="ce56" office:value-type="string" calcext:value-type="string">
            <text:p>item_aether_lens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<text:s text:c="2"/>item_ultimate_scepter</text:p>
          </table:table-cell>
          <table:table-cell table:style-name="ce55" office:value-type="string" calcext:value-type="string">
            <text:p>item_cyclone</text:p>
          </table:table-cell>
        </table:table-row>
        <table:table-row table:style-name="ro1">
          <table:table-cell table:style-name="ce55" office:value-type="string" calcext:value-type="string">
            <text:p>npc_dota_hero_sand_king</text:p>
          </table:table-cell>
          <table:table-cell table:style-name="ce65" office:value-type="string" calcext:value-type="string">
            <text:p>item_tango</text:p>
          </table:table-cell>
          <table:table-cell table:style-name="ce81" office:value-type="string" calcext:value-type="string">
            <text:p>item_stout_shield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4" office:value-type="string" calcext:value-type="string">
            <text:p>item_tranquil_boots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item_cyclone</text:p>
          </table:table-cell>
          <table:table-cell table:style-name="ce55" office:value-type="string" calcext:value-type="string">
            <text:p>item_lotus_orb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npc_dota_hero_lich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4" office:value-type="string" calcext:value-type="string">
            <text:p>item_tranquil_boots</text:p>
          </table:table-cell>
          <table:table-cell table:style-name="ce69" office:value-type="string" calcext:value-type="string">
            <text:p>item_force_staff</text:p>
          </table:table-cell>
          <table:table-cell table:style-name="ce55" office:value-type="string" calcext:value-type="string">
            <text:p>item_mekansm</text:p>
          </table:table-cell>
          <table:table-cell table:style-name="ce55" office:value-type="string" calcext:value-type="string">
            <text:p>item_sheepstick</text:p>
          </table:table-cell>
          <table:table-cell table:style-name="ce55" office:value-type="string" calcext:value-type="string">
            <text:p>item_orchid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<text:s text:c="2"/>npc_dota_hero_faceless_void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7" table:number-columns-repeated="3"/>
          <table:table-cell table:style-name="ce69" office:value-type="string" calcext:value-type="string">
            <text:p>item_power_treads</text:p>
          </table:table-cell>
          <table:table-cell table:style-name="ce69" office:value-type="string" calcext:value-type="string">
            <text:p><text:s text:c="2"/>item_mask_of_madness</text:p>
          </table:table-cell>
          <table:table-cell table:style-name="ce69" office:value-type="string" calcext:value-type="string">
            <text:p>item_invis_sword</text:p>
          </table:table-cell>
          <table:table-cell table:style-name="ce56" office:value-type="string" calcext:value-type="string">
            <text:p>item_manta</text:p>
          </table:table-cell>
          <table:table-cell table:style-name="ce54" office:value-type="string" calcext:value-type="string">
            <text:p>item_monkey_king_bar</text:p>
          </table:table-cell>
          <table:table-cell table:style-name="ce57" office:value-type="string" calcext:value-type="string">
            <text:p>item_mjollnir</text:p>
          </table:table-cell>
          <table:table-cell table:style-name="ce54" office:value-type="string" calcext:value-type="string">
            <text:p>item_butterfly</text:p>
          </table:table-cell>
        </table:table-row>
        <table:table-row table:style-name="ro2">
          <table:table-cell table:style-name="ce55" office:value-type="string" calcext:value-type="string">
            <text:p>npc_dota_hero_nevermore</text:p>
          </table:table-cell>
          <table:table-cell table:style-name="ce65" office:value-type="string" calcext:value-type="string">
            <text:p>item_wraith_band</text:p>
          </table:table-cell>
          <table:table-cell table:style-name="ce65" office:value-type="string" calcext:value-type="string">
            <text:p>item_branches</text:p>
          </table:table-cell>
          <table:table-cell table:style-name="ce65" office:value-type="string" calcext:value-type="string">
            <text:p>item_tango</text:p>
          </table:table-cell>
          <table:table-cell table:style-name="ce58" office:value-type="string" calcext:value-type="string">
            <text:p>item_bottle</text:p>
          </table:table-cell>
          <table:table-cell table:style-name="ce86" office:value-type="string" calcext:value-type="string">
            <text:p>item_boots</text:p>
          </table:table-cell>
          <table:table-cell table:style-name="ce86" office:value-type="string" calcext:value-type="string">
            <text:p>item_boots_of_elves</text:p>
          </table:table-cell>
          <table:table-cell table:style-name="ce69" office:value-type="string" calcext:value-type="string">
            <text:p>item_power_treads</text:p>
          </table:table-cell>
          <table:table-cell table:style-name="ce69"/>
          <table:table-cell table:style-name="ce70" office:value-type="string" calcext:value-type="string">
            <text:p>item_ring_of_aquila</text:p>
          </table:table-cell>
          <table:table-cell table:style-name="ce55" office:value-type="string" calcext:value-type="string">
            <text:p>item_invis_sword</text:p>
          </table:table-cell>
          <table:table-cell table:style-name="ce55" office:value-type="string" calcext:value-type="string">
            <text:p>item_hurricane_pike</text:p>
          </table:table-cell>
          <table:table-cell table:style-name="ce54" office:value-type="string" calcext:value-type="string">
            <text:p>item_butterfly</text:p>
          </table:table-cell>
          <table:table-cell table:style-name="ce55" office:value-type="string" calcext:value-type="string">
            <text:p>item_orchid</text:p>
          </table:table-cell>
        </table:table-row>
        <table:table-row table:style-name="ro1">
          <table:table-cell table:style-name="ce55" office:value-type="string" calcext:value-type="string">
            <text:p>npc_dota_hero_tiny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59" office:value-type="string" calcext:value-type="string">
            <text:p>item_magic_wand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<text:s text:c="2"/>item_belt_of_strength</text:p>
          </table:table-cell>
          <table:table-cell table:style-name="ce69" office:value-type="string" calcext:value-type="string">
            <text:p>item_power_treads</text:p>
          </table:table-cell>
          <table:table-cell table:style-name="ce69"/>
          <table:table-cell table:style-name="ce69" office:value-type="string" calcext:value-type="string">
            <text:p>item_invis_sword</text:p>
          </table:table-cell>
          <table:table-cell table:style-name="ce55" office:value-type="string" calcext:value-type="string">
            <text:p>item_black_king_bar</text:p>
          </table:table-cell>
          <table:table-cell table:style-name="ce55" office:value-type="string" calcext:value-type="string">
            <text:p>item_assault</text:p>
          </table:table-cell>
          <table:table-cell table:style-name="ce55" office:value-type="string" calcext:value-type="string">
            <text:p>item_orchid</text:p>
          </table:table-cell>
          <table:table-cell table:style-name="ce57" office:value-type="string" calcext:value-type="string">
            <text:p>item_heart</text:p>
          </table:table-cell>
        </table:table-row>
        <table:table-row table:style-name="ro1">
          <table:table-cell table:style-name="ce55" office:value-type="string" calcext:value-type="string">
            <text:p><text:s text:c="2"/>npc_dota_hero_dazzle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solar_crest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item_glimmer_cape</text:p>
          </table:table-cell>
          <table:table-cell table:style-name="ce55" office:value-type="string" calcext:value-type="string">
            <text:p>item_aether_lens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npc_dota_hero_lina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67"/>
          <table:table-cell table:style-name="ce58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cyclone</text:p>
          </table:table-cell>
          <table:table-cell table:style-name="ce55" office:value-type="string" calcext:value-type="string">
            <text:p>item_invis_sword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item_sheepstick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npc_dota_hero_legion_command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item_blade_mail</text:p>
          </table:table-cell>
          <table:table-cell table:style-name="ce55" office:value-type="string" calcext:value-type="string">
            <text:p>item_black_king_bar</text:p>
          </table:table-cell>
          <table:table-cell table:style-name="ce55" office:value-type="string" calcext:value-type="string">
            <text:p>item_assault</text:p>
          </table:table-cell>
          <table:table-cell table:style-name="ce54" office:value-type="string" calcext:value-type="string">
            <text:p>item_abyssal_blade</text:p>
          </table:table-cell>
        </table:table-row>
        <table:table-row table:style-name="ro2">
          <table:table-cell table:style-name="ce79" office:value-type="string" calcext:value-type="string">
            <text:p>npc_dota_hero_drow_rang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wraith_band</text:p>
          </table:table-cell>
          <table:table-cell table:style-name="ce83" office:value-type="string" calcext:value-type="string">
            <text:p>item_boots</text:p>
          </table:table-cell>
          <table:table-cell table:style-name="ce58" office:value-type="string" calcext:value-type="string">
            <text:p>item_ring_of_aquila</text:p>
          </table:table-cell>
          <table:table-cell table:style-name="ce86" office:value-type="string" calcext:value-type="string">
            <text:p>item_boots_of_elves</text:p>
          </table:table-cell>
          <table:table-cell table:style-name="ce59" office:value-type="string" calcext:value-type="string">
            <text:p>item_magic_wand</text:p>
          </table:table-cell>
          <table:table-cell table:style-name="ce69" office:value-type="string" calcext:value-type="string">
            <text:p>item_power_treads</text:p>
          </table:table-cell>
          <table:table-cell table:style-name="ce69" office:value-type="string" calcext:value-type="string">
            <text:p><text:s text:c="2"/>item_mask_of_madness</text:p>
          </table:table-cell>
          <table:table-cell table:style-name="ce69" office:value-type="string" calcext:value-type="string">
            <text:p>item_invis_sword</text:p>
          </table:table-cell>
          <table:table-cell table:style-name="ce55" office:value-type="string" calcext:value-type="string">
            <text:p>item_black_king_bar</text:p>
          </table:table-cell>
          <table:table-cell table:style-name="ce54" office:value-type="string" calcext:value-type="string">
            <text:p>item_butterfly</text:p>
          </table:table-cell>
          <table:table-cell table:style-name="ce57" office:value-type="string" calcext:value-type="string">
            <text:p>item_mjollnir</text:p>
          </table:table-cell>
          <table:table-cell table:style-name="ce57"/>
        </table:table-row>
        <table:table-row table:style-name="ro1">
          <table:table-cell table:style-name="ce57" office:value-type="string" calcext:value-type="string">
            <text:p><text:s text:c="2"/>npc_dota_hero_razo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wraith_band</text:p>
          </table:table-cell>
          <table:table-cell table:style-name="ce81"/>
          <table:table-cell table:style-name="ce58"/>
          <table:table-cell table:style-name="ce87" table:number-columns-repeated="2"/>
          <table:table-cell table:style-name="ce70" office:value-type="string" calcext:value-type="string">
            <text:p>item_ring_of_aquila</text:p>
          </table:table-cell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ancient_janggo</text:p>
          </table:table-cell>
          <table:table-cell table:style-name="ce55" office:value-type="string" calcext:value-type="string">
            <text:p>item_sange_and_yasha</text:p>
          </table:table-cell>
          <table:table-cell table:style-name="ce55" office:value-type="string" calcext:value-type="string">
            <text:p>item_black_king_bar</text:p>
          </table:table-cell>
          <table:table-cell table:style-name="ce55" office:value-type="string" calcext:value-type="string">
            <text:p>item_hurricane_pike</text:p>
          </table:table-cell>
          <table:table-cell table:style-name="ce54" office:value-type="string" calcext:value-type="string">
            <text:p>item_butterfly</text:p>
          </table:table-cell>
        </table:table-row>
        <table:table-row table:style-name="ro1">
          <table:table-cell table:style-name="ce56" office:value-type="string" calcext:value-type="string">
            <text:p>npc_dota_hero_skeleton_king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59" office:value-type="string" calcext:value-type="string">
            <text:p><text:s text:c="2"/>item_belt_of_strength</text:p>
          </table:table-cell>
          <table:table-cell table:style-name="ce69" office:value-type="string" calcext:value-type="string">
            <text:p>item_power_treads</text:p>
          </table:table-cell>
          <table:table-cell table:style-name="ce69" office:value-type="string" calcext:value-type="string">
            <text:p>item_armlet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<text:s text:c="2"/>item_radiance</text:p>
          </table:table-cell>
          <table:table-cell table:style-name="ce55" office:value-type="string" calcext:value-type="string">
            <text:p>item_assault</text:p>
          </table:table-cell>
          <table:table-cell table:style-name="ce57" office:value-type="string" calcext:value-type="string">
            <text:p>item_heart</text:p>
          </table:table-cell>
          <table:table-cell table:style-name="ce57"/>
        </table:table-row>
        <table:table-row table:style-name="ro1">
          <table:table-cell table:style-name="ce54" office:value-type="string" calcext:value-type="string">
            <text:p>npc_dota_hero_snip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wraith_band</text:p>
          </table:table-cell>
          <table:table-cell table:style-name="ce81"/>
          <table:table-cell table:style-name="ce86" office:value-type="string" calcext:value-type="string">
            <text:p>item_boots</text:p>
          </table:table-cell>
          <table:table-cell table:style-name="ce58" office:value-type="string" calcext:value-type="string">
            <text:p>item_ring_of_aquila</text:p>
          </table:table-cell>
          <table:table-cell table:style-name="ce87"/>
          <table:table-cell table:style-name="ce69" office:value-type="string" calcext:value-type="string">
            <text:p><text:s text:c="2"/>item_mask_of_madness</text:p>
          </table:table-cell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hurricane_pike</text:p>
          </table:table-cell>
          <table:table-cell table:style-name="ce56" office:value-type="string" calcext:value-type="string">
            <text:p>item_mjollnir</text:p>
          </table:table-cell>
          <table:table-cell table:style-name="ce55" office:value-type="string" calcext:value-type="string">
            <text:p>item_invis_sword</text:p>
          </table:table-cell>
          <table:table-cell table:style-name="ce57" office:value-type="string" calcext:value-type="string">
            <text:p>item_greater_crit</text:p>
          </table:table-cell>
          <table:table-cell table:style-name="ce54" office:value-type="string" calcext:value-type="string">
            <text:p>item_butterfly</text:p>
          </table:table-cell>
        </table:table-row>
        <table:table-row table:style-name="ro2">
          <table:table-cell table:style-name="ce80" office:value-type="string" calcext:value-type="string">
            <text:p>npc_dota_hero_lio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88" office:value-type="string" calcext:value-type="string">
            <text:p>item_tranquil_boots</text:p>
          </table:table-cell>
          <table:table-cell table:style-name="ce69" office:value-type="string" calcext:value-type="string">
            <text:p>item_blink</text:p>
          </table:table-cell>
          <table:table-cell table:style-name="ce70" office:value-type="string" calcext:value-type="string">
            <text:p>item_aether_lens</text:p>
          </table:table-cell>
          <table:table-cell table:style-name="ce56"/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<text:s text:c="2"/>item_ultimate_scepter</text:p>
          </table:table-cell>
          <table:table-cell table:style-name="ce80" office:value-type="string" calcext:value-type="string">
            <text:p>item_cyclone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7"/>
          <table:table-cell table:style-name="ce58"/>
          <table:table-cell table:number-columns-repeated="6"/>
        </table:table-row>
        <table:table-row table:style-name="ro1" table:number-rows-repeated="104854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3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number-columns-repeated="12" table:default-cell-style-name="ce11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>
            <text:p>1 level</text:p>
          </table:table-cell>
          <table:table-cell table:style-name="ce12" office:value-type="string" calcext:value-type="string">
            <text:p>2 level</text:p>
          </table:table-cell>
          <table:table-cell table:style-name="ce30" office:value-type="string" calcext:value-type="string">
            <text:p>3 level</text:p>
          </table:table-cell>
          <table:table-cell table:style-name="ce30" office:value-type="string" calcext:value-type="string">
            <text:p>4 level</text:p>
          </table:table-cell>
          <table:table-cell table:style-name="ce30" office:value-type="string" calcext:value-type="string">
            <text:p>5 level</text:p>
          </table:table-cell>
          <table:table-cell table:style-name="ce30" office:value-type="string" calcext:value-type="string">
            <text:p>6 level</text:p>
          </table:table-cell>
          <table:table-cell table:style-name="ce30" office:value-type="string" calcext:value-type="string">
            <text:p>7 level</text:p>
          </table:table-cell>
          <table:table-cell table:style-name="ce30" office:value-type="string" calcext:value-type="string">
            <text:p>8 level</text:p>
          </table:table-cell>
          <table:table-cell table:style-name="ce30" office:value-type="string" calcext:value-type="string">
            <text:p>9 level</text:p>
          </table:table-cell>
          <table:table-cell table:style-name="ce30" office:value-type="string" calcext:value-type="string">
            <text:p>10 level</text:p>
          </table:table-cell>
          <table:table-cell table:style-name="ce30" office:value-type="string" calcext:value-type="string">
            <text:p>11 level</text:p>
          </table:table-cell>
          <table:table-cell table:style-name="ce30" office:value-type="string" calcext:value-type="string">
            <text:p>12 level</text:p>
          </table:table-cell>
          <table:table-cell table:style-name="ce30" office:value-type="string" calcext:value-type="string">
            <text:p>13 level</text:p>
          </table:table-cell>
          <table:table-cell table:style-name="ce30" office:value-type="string" calcext:value-type="string">
            <text:p>14 level</text:p>
          </table:table-cell>
          <table:table-cell table:style-name="ce30" office:value-type="string" calcext:value-type="string">
            <text:p>15 level</text:p>
          </table:table-cell>
          <table:table-cell table:style-name="ce30" office:value-type="string" calcext:value-type="string">
            <text:p>16 level</text:p>
          </table:table-cell>
          <table:table-cell table:style-name="ce30" office:value-type="string" calcext:value-type="string">
            <text:p>18 level</text:p>
          </table:table-cell>
          <table:table-cell table:style-name="ce30" office:value-type="string" calcext:value-type="string">
            <text:p>20 level</text:p>
          </table:table-cell>
          <table:table-cell table:style-name="ce30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27" office:value-type="string" calcext:value-type="string">
            <text:p>npc_dota_hero_drow_rang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 table:number-rows-repeated="104854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3" table:default-cell-style-name="ce11"/>
        <table:table-column table:style-name="co32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32" table:default-cell-style-name="ce11"/>
        <table:table-column table:style-name="co42" table:default-cell-style-name="ce11"/>
        <table:table-column table:style-name="co43" table:default-cell-style-name="ce11"/>
        <table:table-column table:style-name="co44" table:default-cell-style-name="ce31"/>
        <table:table-column table:style-name="co45" table:default-cell-style-name="ce31"/>
        <table:table-column table:style-name="co46" table:default-cell-style-name="ce11"/>
        <table:table-column table:style-name="co38" table:default-cell-style-name="ce7"/>
        <table:table-column table:style-name="co47" table:default-cell-style-name="ce11"/>
        <table:table-column table:style-name="co48" table:default-cell-style-name="ce11"/>
        <table:table-column table:style-name="co49" table:default-cell-style-name="ce11"/>
        <table:table-column table:style-name="co10" table:default-cell-style-name="ce11"/>
        <table:table-column table:style-name="co10" table:number-columns-repeated="999" table:default-cell-style-name="ce23"/>
        <table:table-row table:style-name="ro1">
          <table:table-cell table:style-name="ce1" office:value-type="string" calcext:value-type="string">
            <text:p>Skill Name</text:p>
          </table:table-cell>
          <table:table-cell table:style-name="ce12" office:value-type="string" calcext:value-type="string" table:number-columns-spanned="2" table:number-rows-spanned="1">
            <text:p>Any Mode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Team Fight</text:p>
          </table:table-cell>
          <table:covered-table-cell table:style-name="ce12"/>
          <table:table-cell table:style-name="ce30" office:value-type="string" calcext:value-type="string" table:number-columns-spanned="2" table:number-rows-spanned="1">
            <text:p>BOT_MODE_ROAM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TEAM_ROAM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PUSH_TOWER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ATTACK</text:p>
          </table:table-cell>
          <table:covered-table-cell table:style-name="ce30"/>
          <table:table-cell table:style-name="ce12" office:value-type="string" calcext:value-type="string" table:number-columns-spanned="2" table:number-rows-spanned="1">
            <text:p>BOT_MODE_LANING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BOT_MODE_ROSHAN </text:p>
          </table:table-cell>
          <table:covered-table-cell table:style-name="ce12"/>
          <table:table-cell table:style-name="ce30" office:value-type="string" calcext:value-type="string" table:number-columns-spanned="2" table:number-rows-spanned="1">
            <text:p>BOT_MODE_FARM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DEFEND_TOWER</text:p>
          </table:table-cell>
          <table:covered-table-cell table:style-name="ce35"/>
          <table:table-cell table:style-name="ce30" office:value-type="string" calcext:value-type="string" table:number-columns-spanned="2" table:number-rows-spanned="1">
            <text:p>BOT_MODE_RETREAT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DEFEND_ALLY</text:p>
          </table:table-cell>
          <table:covered-table-cell table:style-name="ce30"/>
          <table:table-cell table:number-columns-repeated="999"/>
        </table:table-row>
        <table:table-row table:style-name="ro1">
          <table:table-cell table:style-name="ce2" office:value-type="string" calcext:value-type="string">
            <text:p>crystal_maiden_crystal_nova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three_and_more_enemy_heroes</text:p>
          </table:table-cell>
          <table:table-cell table:style-name="ce7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three_and_more_creeps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three_and_more_creeps</text:p>
          </table:table-cell>
          <table:table-cell table:style-name="ce15" office:value-type="float" office:value="0.9" calcext:value-type="float">
            <text:p>0.9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8" calcext:value-type="float">
            <text:p>0.8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_aoe</text:p>
          </table:table-cell>
          <table:table-cell table:style-name="ce7" office:value-type="float" office:value="0.8" calcext:value-type="float">
            <text:p>0.8</text:p>
          </table:table-cell>
          <table:table-cell table:style-name="ce17" table:number-columns-repeated="4"/>
          <table:table-cell table:style-name="ce22" table:number-columns-repeated="2"/>
          <table:table-cell table:style-name="ce17" table:number-columns-repeated="2"/>
          <table:table-cell table:style-name="ce13" table:number-columns-repeated="4"/>
          <table:table-cell table:style-name="ce29" table:number-columns-repeated="2"/>
          <table:table-cell table:style-name="ce14" table:number-columns-repeated="2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7" office:value-type="string" calcext:value-type="string">
            <text:p>toggle_on_attack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2"/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5"/>
          <table:table-cell table:style-name="ce14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7" table:number-columns-repeated="2"/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/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trueshot </text:p>
          </table:table-cell>
          <table:table-cell table:style-name="ce7" table:number-columns-repeated="2"/>
          <table:table-cell table:style-name="ce7" office:value-type="string" calcext:value-type="string">
            <text:p>three_and_more_ally_creeps_aoe</text:p>
          </table:table-cell>
          <table:table-cell table:style-name="ce7" office:value-type="float" office:value="0.8" calcext:value-type="float">
            <text:p>0.8</text:p>
          </table:table-cell>
          <table:table-cell table:style-name="ce17" table:number-columns-repeated="4"/>
          <table:table-cell table:style-name="ce17" office:value-type="string" calcext:value-type="string">
            <text:p>three_and_more_ally_creeps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table:number-columns-repeated="2"/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three_and_more_ally_creeps_aoe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blade_fury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_aoe</text:p>
          </table:table-cell>
          <table:table-cell table:style-name="ce7" office:value-type="float" office:value="0.9" calcext:value-type="float">
            <text:p>0.9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6" calcext:value-type="float">
            <text:p>0.6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aoe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enemy_creeps_aoe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string" calcext:value-type="string">
            <text:p>three_and_more_enemy_creeps_aoe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office:value-type="string" calcext:value-type="string">
            <text:p>low_hp_self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table:number-columns-repeated="2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healing_ward </text:p>
          </table:table-cell>
          <table:table-cell table:style-name="ce7" office:value-type="string" calcext:value-type="string">
            <text:p>low_hp_self</text:p>
          </table:table-cell>
          <table:table-cell table:style-name="ce7" office:value-type="float" office:value="0.8" calcext:value-type="float">
            <text:p>0.8</text:p>
          </table:table-cell>
          <table:table-cell table:style-name="ce7" office:value-type="string" calcext:value-type="string">
            <text:p>low_hp_all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table:number-columns-repeated="2"/>
          <table:table-cell table:style-name="ce17" office:value-type="string" calcext:value-type="string">
            <text:p>low_hp_ally_hero</text:p>
          </table:table-cell>
          <table:table-cell table:style-name="ce17" table:number-columns-repeated="5"/>
          <table:table-cell table:style-name="ce13" table:number-columns-repeated="4"/>
          <table:table-cell table:style-name="ce29" table:number-columns-repeated="2"/>
          <table:table-cell table:style-name="ce13" table:number-columns-repeated="4"/>
          <table:table-cell table:style-name="ce13" office:value-type="string" calcext:value-type="string">
            <text:p>low_hp_all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omni_slash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low_hp_all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29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ether_shock 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voodoo 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/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shackles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3" calcext:value-type="float">
            <text:p>0.3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22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4"/>
          <table:table-cell table:style-name="ce13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mass_serpent_ward 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</text:p>
          </table:table-cell>
          <table:table-cell table:style-name="ce7" office:value-type="float" office:value="0.9" calcext:value-type="float">
            <text:p>0.9</text:p>
          </table:table-cell>
          <table:table-cell table:style-name="ce17" table:number-columns-repeated="4"/>
          <table:table-cell table:style-name="ce17" office:value-type="string" calcext:value-type="string">
            <text:p>min_hp_enemy_building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table:number-columns-repeated="2"/>
          <table:table-cell table:style-name="ce13" table:number-columns-repeated="4"/>
          <table:table-cell table:style-name="ce29" table:number-columns-repeated="2"/>
          <table:table-cell table:style-name="ce13"/>
          <table:table-cell table:style-name="ce15" office:value-type="float" office:value="0.9" calcext:value-type="float">
            <text:p>0.9</text:p>
          </table:table-cell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ursa_earthshock </text:p>
          </table:table-cell>
          <table:table-cell table:style-name="ce7" table:number-columns-repeated="2"/>
          <table:table-cell table:style-name="ce6" office:value-type="string" calcext:value-type="string">
            <text:p>use_on_attack_enemy_hero_aoe</text:p>
          </table:table-cell>
          <table:table-cell table:style-name="ce7" office:value-type="float" office:value="0.9" calcext:value-type="float">
            <text:p>0.9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/>
          <table:table-cell table:style-name="ce29" table:number-columns-repeated="2"/>
          <table:table-cell table:style-name="ce15" office:value-type="string" calcext:value-type="string">
            <text:p>use_on_attack_enemy_hero_aoe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string" calcext:value-type="string">
            <text:p>use_on_attack_enemy_hero_aoe</text:p>
          </table:table-cell>
          <table:table-cell table:style-name="ce13" office:value-type="float" office:value="0.6" calcext:value-type="float">
            <text:p>0.6</text:p>
          </table:table-cell>
          <table:table-cell table:style-name="ce15" office:value-type="string" calcext:value-type="string">
            <text:p>use_on_attack_enemy_hero_aoe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ursa_overpower</text:p>
          </table:table-cell>
          <table:table-cell table:style-name="ce7" table:number-columns-repeated="2"/>
          <table:table-cell table:style-name="ce6" office:value-type="string" calcext:value-type="string">
            <text:p>use_on_attack_enemy_hero_melee</text:p>
          </table:table-cell>
          <table:table-cell table:style-name="ce7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table:number-columns-repeated="2"/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ursa_enrage</text:p>
          </table:table-cell>
          <table:table-cell table:style-name="ce7" table:number-columns-repeated="2"/>
          <table:table-cell table:style-name="ce6" office:value-type="string" calcext:value-type="string">
            <text:p>use_on_attack_enemy_hero_melee</text:p>
          </table:table-cell>
          <table:table-cell table:style-name="ce7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7" table:number-columns-repeated="2"/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skeleton_king_hellfire_blast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shrapnel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7" office:value-type="string" calcext:value-type="string">
            <text:p>three_and_more_creeps</text:p>
          </table:table-cell>
          <table:table-cell table:style-name="ce17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3" calcext:value-type="float">
            <text:p>0.3</text:p>
          </table:table-cell>
          <table:table-cell table:style-name="ce13" office:value-type="string" calcext:value-type="string">
            <text:p>three_and_more_creeps</text:p>
          </table:table-cell>
          <table:table-cell table:style-name="ce15" office:value-type="float" office:value="0.5" calcext:value-type="float">
            <text:p>0.5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assassinate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table:number-columns-repeated="2"/>
          <table:table-cell table:style-name="ce17" table:number-columns-repeated="8"/>
          <table:table-cell table:style-name="ce13" table:number-columns-repeated="4"/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lion_impale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8" calcext:value-type="float">
            <text:p>0.8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voodoo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4" calcext:value-type="float">
            <text:p>0.4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mana_drain</text:p>
          </table:table-cell>
          <table:table-cell table:style-name="ce7" table:number-columns-repeated="4"/>
          <table:table-cell table:style-name="ce17" table:number-columns-repeated="4"/>
          <table:table-cell table:style-name="ce18" table:number-columns-repeated="2"/>
          <table:table-cell table:style-name="ce17" office:value-type="string" calcext:value-type="string">
            <text:p>use_on_attack_enemy_with_mana_when_low_mp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office:value-type="string" calcext:value-type="string">
            <text:p>use_on_attack_enemy_with_mana_when_low_m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use_on_attack_enemy_with_mana_when_low_mp</text:p>
          </table:table-cell>
          <table:table-cell table:style-name="ce13" office:value-type="float" office:value="0.7" calcext:value-type="float">
            <text:p>0.7</text:p>
          </table:table-cell>
          <table:table-cell table:style-name="ce29" office:value-type="string" calcext:value-type="string">
            <text:p>use_on_attack_enemy_with_mana_when_low_mp</text:p>
          </table:table-cell>
          <table:table-cell table:style-name="ce29" office:value-type="float" office:value="0.7" calcext:value-type="float">
            <text:p>0.7</text:p>
          </table:table-cell>
          <table:table-cell table:style-name="ce13"/>
          <table:table-cell table:style-name="ce15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5" office:value-type="string" calcext:value-type="string">
            <text:p>lion_finger_of_death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5"/>
          <table:table-cell table:style-name="ce7" table:number-columns-repeated="4"/>
          <table:table-cell table:style-name="ce17" table:number-columns-repeated="8"/>
          <table:table-cell table:style-name="ce13" table:number-columns-repeated="4"/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AM_DESIRES" table:style-name="ta1">
        <office:forms form:automatic-focus="false" form:apply-design-mode="false"/>
        <table:table-column table:style-name="co53" table:default-cell-style-name="ce116"/>
        <table:table-column table:style-name="co54" table:default-cell-style-name="ce116"/>
        <table:table-column table:style-name="co55" table:default-cell-style-name="ce116"/>
        <table:table-column table:style-name="co56" table:default-cell-style-name="ce116"/>
        <table:table-column table:style-name="co57" table:default-cell-style-name="ce116"/>
        <table:table-column table:style-name="co58" table:default-cell-style-name="ce116"/>
        <table:table-column table:style-name="co59" table:default-cell-style-name="ce116"/>
        <table:table-column table:style-name="co60" table:default-cell-style-name="ce116"/>
        <table:table-column table:style-name="co61" table:default-cell-style-name="ce116"/>
        <table:table-column table:style-name="co69" table:default-cell-style-name="ce116"/>
        <table:table-column table:style-name="co70" table:default-cell-style-name="ce116"/>
        <table:table-column table:style-name="co72" table:default-cell-style-name="ce116"/>
        <table:table-column table:style-name="co73" table:default-cell-style-name="ce116"/>
        <table:table-column table:style-name="co74" table:default-cell-style-name="ce116"/>
        <table:table-column table:style-name="co75" table:default-cell-style-name="ce116"/>
        <table:table-column table:style-name="co10" table:number-columns-repeated="1008" table:default-cell-style-name="ce147"/>
        <table:table-row table:style-name="ro1">
          <table:table-cell table:style-name="ce142" office:value-type="string" calcext:value-type="string">
            <text:p>Algorithm</text:p>
          </table:table-cell>
          <table:table-cell table:style-name="ce145" office:value-type="string" calcext:value-type="string" table:number-columns-spanned="2" table:number-rows-spanned="1">
            <text:p>Push TOP desire</text:p>
          </table:table-cell>
          <table:covered-table-cell table:style-name="ce142"/>
          <table:table-cell table:style-name="ce145" office:value-type="string" calcext:value-type="string" table:number-columns-spanned="2" table:number-rows-spanned="1">
            <text:p>Push MID desire</text:p>
          </table:table-cell>
          <table:covered-table-cell table:style-name="ce142"/>
          <table:table-cell table:style-name="ce145" office:value-type="string" calcext:value-type="string" table:number-columns-spanned="2" table:number-rows-spanned="1">
            <text:p>Push BOT desire</text:p>
          </table:table-cell>
          <table:covered-table-cell table:style-name="ce142"/>
          <table:table-cell table:style-name="ce142" office:value-type="string" calcext:value-type="string">
            <text:p>Roam desire</text:p>
          </table:table-cell>
          <table:table-cell table:style-name="ce142" office:value-type="string" calcext:value-type="string">
            <text:p>Roshan desire</text:p>
          </table:table-cell>
          <table:table-cell table:style-name="ce142" office:value-type="string" calcext:value-type="string">
            <text:p>Defend TOP desire</text:p>
          </table:table-cell>
          <table:table-cell table:style-name="ce142" office:value-type="string" calcext:value-type="string">
            <text:p>Defend MID desire</text:p>
          </table:table-cell>
          <table:table-cell table:style-name="ce142" office:value-type="string" calcext:value-type="string">
            <text:p>Defend BOT desire</text:p>
          </table:table-cell>
          <table:table-cell table:style-name="ce142" office:value-type="string" calcext:value-type="string">
            <text:p>Farm TOP desire</text:p>
          </table:table-cell>
          <table:table-cell table:style-name="ce142" office:value-type="string" calcext:value-type="string">
            <text:p>Farm MID desire</text:p>
          </table:table-cell>
          <table:table-cell table:style-name="ce142" office:value-type="string" calcext:value-type="string">
            <text:p>Farm BOT desire</text:p>
          </table:table-cell>
          <table:table-cell table:style-name="ce146" table:number-columns-repeated="1008"/>
        </table:table-row>
        <table:table-row table:style-name="ro1">
          <table:table-cell table:style-name="ce106" office:value-type="string" calcext:value-type="string">
            <text:p>ally_mega_creeps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18" office:value-type="float" office:value="0.1" calcext:value-type="float">
            <text:p>0.1</text:p>
          </table:table-cell>
          <table:table-cell table:number-columns-repeated="6" table:style-name="ce118" office:value-type="float" office:value="-0.2" calcext:value-type="float">
            <text:p>-0.2</text:p>
          </table:table-cell>
          <table:table-cell table:number-columns-repeated="1008"/>
        </table:table-row>
        <table:table-row table:style-name="ro1">
          <table:table-cell table:style-name="ce106" office:value-type="string" calcext:value-type="string">
            <text:p>ally_have_aegis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6" office:value-type="string" calcext:value-type="string">
            <text:p>ally_have_cheese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6" office:value-type="string" calcext:value-type="string">
            <text:p>max_kills_enemy_hero_alive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1" calcext:value-type="float">
            <text:p>-0.1</text:p>
          </table:table-cell>
          <table:table-cell table:number-columns-repeated="2" table:style-name="ce122" office:value-type="float" office:value="0.2" calcext:value-type="float">
            <text:p>0.2</text:p>
          </table:table-cell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7" office:value-type="string" calcext:value-type="string">
            <text:p>max_kills_ally_hero_alive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1" calcext:value-type="float">
            <text:p>0.1</text:p>
          </table:table-cell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7" office:value-type="string" calcext:value-type="string">
            <text:p>time_is_more_5_minutes</text:p>
          </table:table-cell>
          <table:table-cell table:style-name="ce122" office:value-type="float" office:value="0.4" calcext:value-type="float">
            <text:p>0.4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4" calcext:value-type="float">
            <text:p>0.4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4" calcext:value-type="float">
            <text:p>0.4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" calcext:value-type="float">
            <text:p>0</text:p>
          </table:table-cell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7" office:value-type="string" calcext:value-type="string">
            <text:p>time_is_more_15_minutes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6" office:value-type="string" calcext:value-type="string">
            <text:p>three_and_more_ally_heroes_on_top</text:p>
          </table:table-cell>
          <table:table-cell table:style-name="ce122" office:value-type="float" office:value="0.3" calcext:value-type="float">
            <text:p>0.3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/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6" office:value-type="string" calcext:value-type="string">
            <text:p>three_and_more_ally_heroes_on_mid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 office:value-type="float" office:value="0.3" calcext:value-type="float">
            <text:p>0.3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/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6" office:value-type="string" calcext:value-type="string">
            <text:p>three_and_more_ally_heroes_on_bot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 office:value-type="float" office:value="0.3" calcext:value-type="float">
            <text:p>0.3</text:p>
          </table:table-cell>
          <table:table-cell table:style-name="ce122" office:value-type="float" office:value="0" calcext:value-type="float">
            <text:p>0</text:p>
          </table:table-cell>
          <table:table-cell table:style-name="ce122"/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6" office:value-type="string" calcext:value-type="string">
            <text:p>three_and_more_enemy_heroes_on_top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/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6" office:value-type="string" calcext:value-type="string">
            <text:p>three_and_more_enemy_heroes_on_mid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/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6" office:value-type="string" calcext:value-type="string">
            <text:p>three_and_more_enemy_heroes_on_bot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/>
          <table:table-cell table:style-name="ce118" table:number-columns-repeated="7"/>
          <table:table-cell table:number-columns-repeated="1008"/>
        </table:table-row>
        <table:table-row table:style-name="ro1">
          <table:table-cell table:style-name="ce106" office:value-type="string" calcext:value-type="string">
            <text:p>more_ally_heroes_alive_then_enemy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/>
          <table:table-cell table:style-name="ce118" table:number-columns-repeated="7"/>
          <table:table-cell table:number-columns-repeated="1008"/>
        </table:table-row>
        <table:table-row table:style-name="ro1" table:number-rows-repeated="104856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7">00/00/0000</text:date>, <text:time style:data-style-name="N2" text:time-value="21:23:32.0167566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7T21:23:43.733131103</dc:date>
    <meta:editing-duration>P1DT3H22M41S</meta:editing-duration>
    <meta:editing-cycles>1151</meta:editing-cycles>
    <meta:document-statistic meta:table-count="7" meta:cell-count="1731" meta:object-count="0"/>
  </office:meta>
</office:document-meta>
</file>